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264" style:family="paragraph" style:parent-style-name="Preformatted_20_Text">
      <style:paragraph-properties fo:margin-top="0cm" fo:margin-bottom="0.499cm" loext:contextual-spacing="false"/>
    </style:style>
    <style:style style:name="P265"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64"><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64"><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263">Execute Project in Docker</text:p>
      <text:p text:style-name="P262">1. docker images</text:p>
      <text:p text:style-name="P262">2. docker --version</text:p>
      <text:p text:style-name="P262">3. <text:span text:style-name="T317">docker container run -p 9090:8080 tomcatsamplewebapp:3</text:span></text:p>
      <text:p text:style-name="P265">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6">The Colored is the war file name</text:p>
      <text:p text:style-name="P266"/>
      <text:p text:style-name="P283">Add Parameters in Jenkins Job</text:p>
      <text:p text:style-name="P267">1. Create a new view (Parameterized Job)</text:p>
      <text:p text:style-name="P267">2. Select Listview</text:p>
      <text:p text:style-name="P267">3. Ok</text:p>
      <text:p text:style-name="P268"/>
      <text:p text:style-name="P269">Parmeterized job requires dynamic parameters at run time.</text:p>
      <text:p text:style-name="P269"/>
      <text:p text:style-name="P270">1. Create a new item.</text:p>
      <text:p text:style-name="P270">2. First_Parameterized_Job.</text:p>
      <text:p text:style-name="P270">3. Free style project.</text:p>
      <text:p text:style-name="P270">4. <text:s/><text:span text:style-name="T319">Thisi s my first parameterized jenkins job.</text:span></text:p>
      <text:p text:style-name="P271">5. <text:span text:style-name="T320">Disard Old builds 5 5</text:span></text:p>
      <text:p text:style-name="P272">6. <text:span text:style-name="T321">Build -&gt; Execute shell script</text:span></text:p>
      <text:p text:style-name="P272"><text:soft-page-break/><text:tab/><text:span text:style-name="T322">echo “This is my first parameterized job”</text:span></text:p>
      <text:p text:style-name="P273"><text:tab/>echo “My name is mohammed sibgathulla”</text:p>
      <text:p text:style-name="P274">7. save</text:p>
      <text:p text:style-name="P275">8. Build now.</text:p>
      <text:p text:style-name="P275"/>
      <text:p text:style-name="P276">1. Configure</text:p>
      <text:p text:style-name="P276">2. General -&gt; Check this project is parameterized.</text:p>
      <text:p text:style-name="P277">3. <text:span text:style-name="T323">Add parameter -&gt; String paramenter.</text:span></text:p>
      <text:p text:style-name="P278">4. <text:span text:style-name="T324">Name -&gt; First_Name</text:span></text:p>
      <text:p text:style-name="P279">5. Default Value -&gt; Mohamemd Sibgathulla.</text:p>
      <text:p text:style-name="P280">6. <text:span text:style-name="T325">Alter</text:span> <text:span text:style-name="T322">echo “My name is $First_Name”</text:span></text:p>
      <text:p text:style-name="P281">7. Save.</text:p>
      <text:p text:style-name="P281">8. <text:span text:style-name="T326">Build with parameters</text:span></text:p>
      <text:p text:style-name="P281"/>
      <text:p text:style-name="P282">Note: If you require more parameters then it may lead to high maintenance c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0:49:29.358113119</dc:date>
    <meta:editing-duration>P1DT1H4M26S</meta:editing-duration>
    <meta:editing-cycles>415</meta:editing-cycles>
    <meta:generator>LibreOffice/6.0.7.3$Linux_X86_64 LibreOffice_project/00m0$Build-3</meta:generator>
    <meta:document-statistic meta:table-count="0" meta:image-count="0" meta:object-count="0" meta:page-count="15" meta:paragraph-count="479" meta:word-count="3443" meta:character-count="20826" meta:non-whitespace-character-count="17802"/>
  </office:meta>
</office:document-meta>
</file>